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ÑALOZA AYCA GISSELA ANTON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26318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CQ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81984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EÑALOZA AYCA GISSELA ANTON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2631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581984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47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441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41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4/11/2021</text:p>
          </table:table-cell>
          <table:table-cell table:style-name="Tabla2.A3" office:value-type="string">
            <text:p text:style-name="P22">8665858</text:p>
          </table:table-cell>
          <table:table-cell table:style-name="Tabla2.D3" office:value-type="string">
            <text:p text:style-name="P23">441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9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18:03:2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